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ubPods">
        <text:p text:style-name="Standard"><office:annotation><dc:creator>Auteur inconnu</dc:creator><dc:date>2019-04-30T20:48:41.921891814</dc:date><text:p text:style-name="P1"><text:span text:style-name="T1">do section- for i in range(4)</text:span></text:p><text:p text:style-name="P1"><text:span text:style-name="T1">from pod(at=str(files/'NoPython.odt'))</text:span></text:p></office:annotatio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44:45.741309506</meta:creation-date>
    <dc:date>2019-04-30T20:54:38.489197210</dc:date>
    <meta:editing-duration>PT9M6S</meta:editing-duration>
    <meta:editing-cycles>4</meta:editing-cycles>
    <meta:generator>LibreOffice/6.2.2.2$Linux_X86_64 LibreOffice_project/2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